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2" draw:layer="layout" svg:width="24.639cm" svg:height="12.179cm" svg:x="1.4cm" svg:y="4.914cm" presentation:class="subtitle">
          <draw:text-box>
            <text:p text:style-name="P1">Plan:</text:p>
            <text:p text:style-name="P1">1. Czym jest i do czego służy.</text:p>
            <text:p text:style-name="P1">2. Jak zainstalować.</text:p>
            <text:p text:style-name="P1">3. Hello World.</text:p>
            <text:p text:style-name="P1">4. Dostęp z poziomu Erlanga i REST</text:p>
            <text:p text:style-name="P1">5. Możliwości</text:p>
            <text:p text:style-name="P1">6. Benchmark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Przepióra</meta:initial-creator>
    <meta:creation-date>2014-01-11T22:40:29</meta:creation-date>
    <dc:date>2014-01-11T22:44:14</dc:date>
    <dc:creator>DominiK Przepióra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